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08b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dfc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38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90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0275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208b9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3dfc9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4a904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692f2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4a904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692f2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4692f2" officeooo:paragraph-rsid="004692f2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4a38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4a384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b0275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208b9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3dfc9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4a904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692f2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4a384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b0275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208b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3dfc9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4b0275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2pt" fo:font-weight="normal" officeooo:rsid="004b0275" officeooo:paragraph-rsid="004b0275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b0275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c6121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c6121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c6121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ee86d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6121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ee86d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fo:font-weight="normal" officeooo:rsid="0043dfc9" style:font-weight-asian="normal" style:font-weight-complex="normal"/>
    </style:style>
    <style:style style:name="T10" style:family="text">
      <style:text-properties fo:font-weight="normal" officeooo:rsid="0044a904" style:font-weight-asian="normal" style:font-weight-complex="normal"/>
    </style:style>
    <style:style style:name="T11" style:family="text">
      <style:text-properties fo:font-weight="normal" officeooo:rsid="004692f2" style:font-weight-asian="normal" style:font-weight-complex="normal"/>
    </style:style>
    <style:style style:name="T12" style:family="text">
      <style:text-properties fo:font-weight="normal" officeooo:rsid="00402440" style:font-weight-asian="normal" style:font-weight-complex="normal"/>
    </style:style>
    <style:style style:name="T13" style:family="text">
      <style:text-properties fo:font-weight="normal" officeooo:rsid="0044a384" style:font-weight-asian="normal" style:font-weight-complex="normal"/>
    </style:style>
    <style:style style:name="T14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5" style:family="text">
      <style:text-properties officeooo:rsid="000d2382"/>
    </style:style>
    <style:style style:name="T16" style:family="text">
      <style:text-properties officeooo:rsid="000a26a8"/>
    </style:style>
    <style:style style:name="T17" style:family="text">
      <style:text-properties officeooo:rsid="000d56e7"/>
    </style:style>
    <style:style style:name="T18" style:family="text">
      <style:text-properties officeooo:rsid="000f22b4"/>
    </style:style>
    <style:style style:name="T19" style:family="text">
      <style:text-properties officeooo:rsid="00117923"/>
    </style:style>
    <style:style style:name="T20" style:family="text">
      <style:text-properties officeooo:rsid="0012d193"/>
    </style:style>
    <style:style style:name="T21" style:family="text">
      <style:text-properties officeooo:rsid="0013ceb8"/>
    </style:style>
    <style:style style:name="T22" style:family="text">
      <style:text-properties officeooo:rsid="001c6e89"/>
    </style:style>
    <style:style style:name="T23" style:family="text">
      <style:text-properties officeooo:rsid="001a3524"/>
    </style:style>
    <style:style style:name="T24" style:family="text">
      <style:text-properties officeooo:rsid="00106a4c"/>
    </style:style>
    <style:style style:name="T25" style:family="text">
      <style:text-properties officeooo:rsid="0018d0a2"/>
    </style:style>
    <style:style style:name="T26" style:family="text">
      <style:text-properties officeooo:rsid="001de4c0"/>
    </style:style>
    <style:style style:name="T27" style:family="text">
      <style:text-properties officeooo:rsid="001e8593"/>
    </style:style>
    <style:style style:name="T28" style:family="text">
      <style:text-properties officeooo:rsid="0023814a"/>
    </style:style>
    <style:style style:name="T29" style:family="text">
      <style:text-properties officeooo:rsid="0025890f"/>
    </style:style>
    <style:style style:name="T30" style:family="text">
      <style:text-properties officeooo:rsid="00265f29"/>
    </style:style>
    <style:style style:name="T31" style:family="text">
      <style:text-properties officeooo:rsid="002720f7"/>
    </style:style>
    <style:style style:name="T32" style:family="text">
      <style:text-properties officeooo:rsid="00298f98"/>
    </style:style>
    <style:style style:name="T33" style:family="text">
      <style:text-properties officeooo:rsid="002a2369"/>
    </style:style>
    <style:style style:name="T34" style:family="text">
      <style:text-properties officeooo:rsid="002bc70e"/>
    </style:style>
    <style:style style:name="T35" style:family="text">
      <style:text-properties officeooo:rsid="002d2022"/>
    </style:style>
    <style:style style:name="T36" style:family="text">
      <style:text-properties officeooo:rsid="002f07b6"/>
    </style:style>
    <style:style style:name="T37" style:family="text">
      <style:text-properties officeooo:rsid="002fc652"/>
    </style:style>
    <style:style style:name="T38" style:family="text">
      <style:text-properties officeooo:rsid="00313c6e"/>
    </style:style>
    <style:style style:name="T39" style:family="text">
      <style:text-properties officeooo:rsid="0031b5b4"/>
    </style:style>
    <style:style style:name="T40" style:family="text">
      <style:text-properties officeooo:rsid="0032b9f0"/>
    </style:style>
    <style:style style:name="T41" style:family="text">
      <style:text-properties officeooo:rsid="0032e09f"/>
    </style:style>
    <style:style style:name="T42" style:family="text">
      <style:text-properties officeooo:rsid="0034d1e3"/>
    </style:style>
    <style:style style:name="T43" style:family="text">
      <style:text-properties officeooo:rsid="0034e971"/>
    </style:style>
    <style:style style:name="T44" style:family="text">
      <style:text-properties officeooo:rsid="003662fb"/>
    </style:style>
    <style:style style:name="T45" style:family="text">
      <style:text-properties officeooo:rsid="0039342c"/>
    </style:style>
    <style:style style:name="T46" style:family="text">
      <style:text-properties officeooo:rsid="003970ff"/>
    </style:style>
    <style:style style:name="T47" style:family="text">
      <style:text-properties officeooo:rsid="0039f911"/>
    </style:style>
    <style:style style:name="T48" style:family="text">
      <style:text-properties officeooo:rsid="003b737e"/>
    </style:style>
    <style:style style:name="T49" style:family="text">
      <style:text-properties officeooo:rsid="003c64b9"/>
    </style:style>
    <style:style style:name="T50" style:family="text">
      <style:text-properties officeooo:rsid="003c88c5"/>
    </style:style>
    <style:style style:name="T51" style:family="text">
      <style:text-properties officeooo:rsid="004d095d"/>
    </style:style>
    <style:style style:name="T52" style:family="text">
      <style:text-properties officeooo:rsid="003e70ac"/>
    </style:style>
    <style:style style:name="T53" style:family="text">
      <style:text-properties officeooo:rsid="00402440"/>
    </style:style>
    <style:style style:name="T54" style:family="text">
      <style:text-properties officeooo:rsid="003f5315"/>
    </style:style>
    <style:style style:name="T55" style:family="text">
      <style:text-properties officeooo:rsid="0043dfc9"/>
    </style:style>
    <style:style style:name="T56" style:family="text">
      <style:text-properties officeooo:rsid="0044a384"/>
    </style:style>
    <style:style style:name="T57" style:family="text">
      <style:text-properties officeooo:rsid="004692f2"/>
    </style:style>
    <style:style style:name="T58" style:family="text">
      <style:text-properties officeooo:rsid="004c6121"/>
    </style:style>
    <style:style style:name="T59" style:family="text">
      <style:text-properties officeooo:rsid="004ee8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66"/>
      <text:p text:style-name="P66">Presentació assignatura</text:p>
      <text:p text:style-name="P68">Comentem web assignatura</text:p>
      <text:p text:style-name="P71">Activem el Classroom d'electricitat</text:p>
      <text:p text:style-name="P68"/>
      <text:p text:style-name="P70">Comencem amb apunts <text:a xlink:type="simple" xlink:href="https://paulinoposada.github.io/web_e/documents/apunts/unitat_1/e_apunts_ud_1_1_gs.pdf"><text:span text:style-name="T16">Unitat 1.1</text:span></text:a> – Introducció</text:p>
      <text:p text:style-name="P68">Comentem fins a 1.6 Mesurament de voltatge i corrent</text:p>
      <text:p text:style-name="P68"/>
      <text:p text:style-name="P68">Baixem al taller a desmuntar calaixos de les taules</text:p>
      <text:p text:style-name="P68"/>
      <text:p text:style-name="P2"/>
      <text:p text:style-name="P2">Dimecres<text:tab/>27/09/23</text:p>
      <text:p text:style-name="P72"><text:a xlink:type="simple" xlink:href="https://paulinoposada.github.io/web_e/documents/apunts/unitat_1/e_apunts_ud_1_1_gs.pdf">Unitat 1.1</text:a></text:p>
      <text:p text:style-name="P72">Comentem 1.7 Direcció convencional del corrent.</text:p>
      <text:p text:style-name="P72"/>
      <text:p text:style-name="P74"><text:a xlink:type="simple" xlink:href="https://paulinoposada.github.io/web_e/documents/apunts/unitat_1/e_apunts_ud_1_2_gs.pdf">Unitat 1.2</text:a></text:p>
      <text:p text:style-name="P72">Comentem</text:p>
      <text:p text:style-name="P175"><text:span text:style-name="T1">1.1 </text:span><text:span text:style-name="T14">Relación entre tensión, corriente y resistencia</text:span></text:p>
      <text:p text:style-name="P72">1.2 Exercicis 1.2-1 i 2</text:p>
      <text:p text:style-name="P72">1.3 Potència elèctrica</text:p>
      <text:p text:style-name="P72">1.5 Resistencias</text:p>
      <text:p text:style-name="P72"/>
      <text:p text:style-name="P72"/>
      <text:p text:style-name="P2">Dijous<text:tab/><text:tab/>28/09/23</text:p>
      <text:p text:style-name="P2"/>
      <text:p text:style-name="P73"><text:a xlink:type="simple" xlink:href="https://paulinoposada.github.io/web_e/documents/apunts/unitat_1/e_apunts_ud_1_2_gs.pdf">Unitat 1.2</text:a></text:p>
      <text:p text:style-name="P73">Comentem</text:p>
      <text:p text:style-name="P52"><text:span text:style-name="T3">1.</text:span><text:span text:style-name="T2">6 No linearittat de la resistència</text:span></text:p>
      <text:p text:style-name="P78">1.7 El cablejat del circuit</text:p>
      <text:p text:style-name="P52"/>
      <text:p text:style-name="P78">Baixem al taller per desmuntar taules i tallar taulers.</text:p>
      <text:p text:style-name="P2"/>
      <text:p text:style-name="P2"/>
      <text:p text:style-name="P2">Divendres<text:tab/> 29/09/23</text:p>
      <text:p text:style-name="P67"/>
      <text:p text:style-name="P75">Comencem amb <text:a xlink:type="simple" xlink:href="https://paulinoposada.github.io/web_e/documents/apunts/unitat_2/e_apunts_ud_2_1_gs.pdf">unitat 2</text:a> “Seguretat en les instal·lacions elèctriques”</text:p>
      <text:p text:style-name="P75"><text:s/>Comentem apartats</text:p>
      <text:p text:style-name="P75">1.1 Efectes fisològics de l'electricitat</text:p>
      <text:p text:style-name="P75">1.2 Toma de terra</text:p>
      <text:p text:style-name="P75">1.3 Llei d'Ohm aplicada a els descàrregues</text:p>
      <text:p text:style-name="P75"/>
      <text:p text:style-name="P75"/>
      <text:p text:style-name="P75"/>
      <text:p text:style-name="P3"/>
      <text:p text:style-name="P177">Dimarts<text:tab/><text:span text:style-name="T15">03</text:span>/<text:span text:style-name="T15">10</text:span>/23</text:p>
      <text:p text:style-name="P69"/>
      <text:p text:style-name="P69">Baixem al taller a desmuntar <text:span text:style-name="T15">material</text:span> taules.</text:p>
      <text:p text:style-name="P69"/>
      <text:p text:style-name="P79">Mesurem fill de coure de 14 m de llargària, R = 6 ohms. Amb la resistivitat del coure calculem secció com a 0,04 mm2 → en un conductor de 1,5 nmm2 hi ha 38 fils de 0,04 mm2.</text:p>
      <text:p text:style-name="P79"/>
      <text:p text:style-name="P80"><text:a xlink:type="simple" xlink:href="https://paulinoposada.github.io/web_e/documents/apunts/unitat_1/e_apunts_ud_1_2_gs.pdf"><text:span text:style-name="T16">Unitat 1.2</text:span></text:a>, <text:s/>comentem apartat 1.4 Resistivitat, propietat física d'un material</text:p>
      <text:p text:style-name="P79"/>
      <text:p text:style-name="P4"/>
      <text:p text:style-name="P4"/>
      <text:p text:style-name="P4">Dim<text:span text:style-name="T17">ecres</text:span><text:tab/><text:span text:style-name="T15">04</text:span>/<text:span text:style-name="T15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76">Comentem apartats</text:p>
      <text:p text:style-name="P76">1.<text:span text:style-name="T17">4</text:span> <text:span text:style-name="T17">Procediments de seguretat</text:span></text:p>
      <text:p text:style-name="P81">1.5 Resposta a una emergència</text:p>
      <text:p text:style-name="P81">1.6 Causes freqüents d'accidents</text:p>
      <text:p text:style-name="P81">1.7 Disseny de dispositius segurs</text:p>
      <text:p text:style-name="P81">1.8 Utilització del polímetre</text:p>
      <text:p text:style-name="P81"/>
      <text:p text:style-name="P5"/>
      <text:p text:style-name="P5">Di<text:span text:style-name="T18">jous</text:span><text:tab/><text:span text:style-name="T15">05</text:span>/<text:span text:style-name="T15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53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85">Comentem apartats</text:p>
      <text:p text:style-name="P85">1.1 Què són les connexións sèrie i paral·lel</text:p>
      <text:p text:style-name="P85">1.2 Connexió sèrie senzilla</text:p>
      <text:p text:style-name="P85">1.3 Connexió paral·lel senzilla</text:p>
      <text:p text:style-name="P53"/>
      <text:p text:style-name="P85">Baixem al taller on muntem font d'alimentació d'ordinador amb derivacions a les taules de pràctiques.</text:p>
      <text:p text:style-name="P85"/>
      <text:p text:style-name="P77"/>
      <text:p text:style-name="P6">D<text:span text:style-name="T19">ivendres</text:span><text:tab/><text:span text:style-name="T15">06</text:span>/<text:span text:style-name="T15">10</text:span>/23</text:p>
      <text:p text:style-name="P6"/>
      <text:p text:style-name="P86">Comencem amb la pràctica 1.</text:p>
      <text:p text:style-name="P81"/>
      <text:p text:style-name="P81"/>
      <text:p text:style-name="P7">D<text:span text:style-name="T19">illuns</text:span><text:tab/><text:span text:style-name="T15">09</text:span>/<text:span text:style-name="T15">10</text:span>/23</text:p>
      <text:p text:style-name="P7"/>
      <text:p text:style-name="P87">Co<text:span text:style-name="T20">ntinuem</text:span> amb la pràctica 1.</text:p>
      <text:p text:style-name="P82"/>
      <text:p text:style-name="P82"/>
      <text:p text:style-name="P8">D<text:span text:style-name="T19">imarts</text:span><text:tab/><text:span text:style-name="T21">10</text:span>/<text:span text:style-name="T15">10</text:span>/23</text:p>
      <text:p text:style-name="P8"/>
      <text:p text:style-name="P88">Co<text:span text:style-name="T20">ntinuem</text:span> amb la pràctica 1.</text:p>
      <text:p text:style-name="P83"/>
      <text:p text:style-name="P178">D<text:span text:style-name="T19">imecres</text:span><text:tab/><text:span text:style-name="T21">11</text:span>/<text:span text:style-name="T15">10</text:span>/23</text:p>
      <text:p text:style-name="P10"/>
      <text:p text:style-name="P89">Co<text:span text:style-name="T20">ntinuem</text:span> amb la pràctica 1.</text:p>
      <text:p text:style-name="P84"/>
      <text:p text:style-name="P84"/>
      <text:p text:style-name="P9">D<text:span text:style-name="T22">imarts</text:span><text:tab/><text:span text:style-name="T23">17</text:span>/<text:span text:style-name="T24">10</text:span>/23</text:p>
      <text:p text:style-name="P9"/>
      <text:p text:style-name="P90">Vaga estudiants.</text:p>
      <text:p text:style-name="P91"/>
      <text:p text:style-name="P10"/>
      <text:p text:style-name="P10">D<text:span text:style-name="T19">imecres</text:span><text:tab/><text:span text:style-name="T21">18</text:span>/<text:span text:style-name="T15">10</text:span>/23</text:p>
      <text:p text:style-name="P54"><text:a xlink:type="simple" xlink:href="https://paulinoposada.github.io/web_e/documents/apunts/unitat_3/e_apunts_ud_3_1_gs.pdf"><text:span text:style-name="T2">unitat 3</text:span></text:a></text:p>
      <text:p text:style-name="P92">Repàs apartats: 1.3 Sèrie i 1.4 Paral·lel</text:p>
      <text:p text:style-name="P92">Comentat apartats:</text:p>
      <text:p text:style-name="P92">1.4 Conductivitat</text:p>
      <text:p text:style-name="P92">1.5 Potència</text:p>
      <text:p text:style-name="P92">1.6 Divisor de tensió</text:p>
      <text:p text:style-name="P84"/>
      <text:p text:style-name="P84"/>
      <text:p text:style-name="P11">D<text:span text:style-name="T19">ijous</text:span><text:tab/><text:span text:style-name="T21">19</text:span>/<text:span text:style-name="T15">10</text:span>/23</text:p>
      <text:p text:style-name="P54"><text:a xlink:type="simple" xlink:href="https://paulinoposada.github.io/web_e/documents/apunts/unitat_3/e_apunts_ud_3_1_gs.pdf"><text:span text:style-name="T2">unitat 3</text:span></text:a></text:p>
      <text:p text:style-name="P94">Comentem apartat 1.10 Ejercicios</text:p>
      <text:p text:style-name="P94">Comentem exercicis 1 a 11.</text:p>
      <text:p text:style-name="P93"/>
      <text:p text:style-name="P12">D<text:span text:style-name="T19">ivendres</text:span><text:tab/><text:span text:style-name="T25">20</text:span>/<text:span text:style-name="T15">10</text:span>/23</text:p>
      <text:p text:style-name="P55"><text:a xlink:type="simple" xlink:href="https://paulinoposada.github.io/web_e/documents/apunts/unitat_3/e_apunts_ud_3_1_gs.pdf"><text:span text:style-name="T2">unitat 3</text:span></text:a></text:p>
      <text:p text:style-name="P95">Comentem<text:span text:style-name="T25"> apartat 1.10 - exercicis 12 i 13</text:span></text:p>
      <text:p text:style-name="P95"/>
      <text:p text:style-name="P13">D<text:span text:style-name="T19">imarts</text:span><text:tab/><text:span text:style-name="T25">24</text:span>/<text:span text:style-name="T15">10</text:span>/23</text:p>
      <text:p text:style-name="P56"><text:a xlink:type="simple" xlink:href="https://paulinoposada.github.io/web_e/documents/apunts/unitat_3/e_apunts_ud_3_1_gs.pdf"><text:span text:style-name="T2">unitat 3</text:span></text:a></text:p>
      <text:p text:style-name="P96">Comentem<text:span text:style-name="T25"> apartat 1.10 - exercicis 14 i 15.</text:span></text:p>
      <text:p text:style-name="P96"/>
      <text:p text:style-name="P14">D<text:span text:style-name="T19">imecres</text:span><text:tab/><text:span text:style-name="T25">25</text:span>/<text:span text:style-name="T15">10</text:span>/23</text:p>
      <text:p text:style-name="P57"><text:a xlink:type="simple" xlink:href="https://paulinoposada.github.io/web_e/documents/apunts/unitat_3/e_apunts_ud_3_1_gs.pdf"><text:span text:style-name="T2">unitat 3</text:span></text:a></text:p>
      <text:p text:style-name="P97">Comentem<text:span text:style-name="T25"> apartat 1.7 Nudo, rama, lazo y malla</text:span></text:p>
      <text:p text:style-name="P98">Comentat exercici 15.</text:p>
      <text:p text:style-name="P98">Començat amb <text:a xlink:type="simple" xlink:href="https://paulinoposada.github.io/web_e/documents/apunts/unitat_4/e_apunts_ud_4_gs.pdf">Unitat 4</text:a> – Anàlisi de xarxes</text:p>
      <text:p text:style-name="P98">Comentat apartat 1.2 Método de corriente de rama</text:p>
      <text:p text:style-name="P98"/>
      <text:p text:style-name="P97"/>
      <text:p text:style-name="P15">D<text:span text:style-name="T19">ijous</text:span><text:tab/><text:tab/><text:span text:style-name="T25">26</text:span>/<text:span text:style-name="T15">10</text:span>/23</text:p>
      <text:p text:style-name="P101">Baixa per gripe.</text:p>
      <text:p text:style-name="P101"/>
      <text:p text:style-name="P101"/>
      <text:p text:style-name="P15">D<text:span text:style-name="T19">ivendres</text:span><text:tab/><text:span text:style-name="T25">27</text:span>/<text:span text:style-name="T15">10</text:span>/23</text:p>
      <text:p text:style-name="P101">Sortida Astilleros de Mallorca.</text:p>
      <text:p text:style-name="P101"/>
      <text:p text:style-name="P101"/>
      <text:p text:style-name="P16">D<text:span text:style-name="T19">imarts</text:span><text:tab/><text:tab/><text:span text:style-name="T26">31</text:span>/<text:span text:style-name="T15">10</text:span>/23</text:p>
      <text:p text:style-name="P102"><text:a xlink:type="simple" xlink:href="https://paulinoposada.github.io/web_e/documents/examens/231031_ome_map33b_examen.pdf"><text:span text:style-name="T26">Examen</text:span></text:a><text:span text:style-name="T26"> 1</text:span>.</text:p>
      <text:p text:style-name="P102"/>
      <text:p text:style-name="P17"/>
      <text:p text:style-name="P179">D<text:span text:style-name="T19">imecres</text:span><text:tab/><text:tab/><text:span text:style-name="T27">01</text:span>/<text:span text:style-name="T15">11</text:span>/23</text:p>
      <text:p text:style-name="P103">Tots sants.</text:p>
      <text:p text:style-name="P17"/>
      <text:p text:style-name="P17"/>
      <text:p text:style-name="P17">D<text:span text:style-name="T19">ijous</text:span><text:tab/><text:tab/><text:tab/><text:span text:style-name="T27">02</text:span>/<text:span text:style-name="T15">11</text:span>/23</text:p>
      <text:p text:style-name="P103">Comentem solució examen.</text:p>
      <text:p text:style-name="P99">Co<text:span text:style-name="T27">ntinuem</text:span> amb <text:a xlink:type="simple" xlink:href="https://paulinoposada.github.io/web_e/documents/apunts/unitat_4/e_apunts_ud_4_gs.pdf">Unitat 4</text:a> – Anàlisi de xarxes</text:p>
      <text:p text:style-name="P99">Comentat apartat 1.<text:span text:style-name="T27">3</text:span> <text:span text:style-name="T27">Circuits pont</text:span></text:p>
      <text:p text:style-name="P99"/>
      <text:p text:style-name="P99"/>
      <text:p text:style-name="P18">D<text:span text:style-name="T19">ivendres</text:span><text:tab/><text:tab/><text:span text:style-name="T27">03</text:span>/<text:span text:style-name="T15">11</text:span>/23</text:p>
      <text:p text:style-name="P100">Co<text:span text:style-name="T27">ntinuem</text:span> amb <text:a xlink:type="simple" xlink:href="https://paulinoposada.github.io/web_e/documents/apunts/unitat_4/e_apunts_ud_4_gs.pdf">Unitat 4</text:a> – Anàlisi de xarxes</text:p>
      <text:p text:style-name="P100">Comentat apartat 1.<text:span text:style-name="T27">3</text:span> <text:span text:style-name="T27">Circuits pont</text:span></text:p>
      <text:p text:style-name="P104">En quadre elèctric, mesurat tensions entre fases, neutre i terra.</text:p>
      <text:p text:style-name="P104">Comprovat que entre neutre i terra el potencial és 0V.</text:p>
      <text:p text:style-name="P104">Comprovat que és pot pontejar entre neutre i terra, però que salta el diferencial. </text:p>
      <text:p text:style-name="P100"/>
      <text:p text:style-name="P100"/>
      <text:p text:style-name="P19">D<text:span text:style-name="T19">illuns</text:span><text:tab/><text:tab/><text:span text:style-name="T27">06</text:span>/<text:span text:style-name="T15">11</text:span>/23</text:p>
      <text:p text:style-name="P105">Baixem al taller. Preparem avaluació <text:a xlink:type="simple" xlink:href="https://paulinoposada.github.io/web_e/documents/practica_01.pdf">pràctica 1</text:a>.</text:p>
      <text:p text:style-name="P105"/>
      <text:p text:style-name="P105"/>
      <text:p text:style-name="P20">D<text:span text:style-name="T19">imarts</text:span><text:tab/><text:tab/><text:span text:style-name="T27">07</text:span>/<text:span text:style-name="T15">11</text:span>/23</text:p>
      <text:p text:style-name="P115">Comencem amb la <text:a xlink:type="simple" xlink:href="https://paulinoposada.github.io/web_e/documents/apunts/unitat_5_condensador/e_apunts_ud_5_gs.pdf">unitat 5</text:a> – condensador.</text:p>
      <text:p text:style-name="P115">Feim l'exercici 3.15 del llibre.</text:p>
      <text:p text:style-name="P115"/>
      <text:p text:style-name="P115"/>
      <text:p text:style-name="P21">D<text:span text:style-name="T19">imecres</text:span><text:tab/><text:tab/><text:span text:style-name="T27">08</text:span>/<text:span text:style-name="T15">11</text:span>/23</text:p>
      <text:p text:style-name="P116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16"><text:span text:style-name="T28">Continuem amb</text:span> l'exercici 3.15 del llibre. <text:span text:style-name="T28">Surten resultats diversos. Aclarar dubtes.</text:span></text:p>
      <text:p text:style-name="P116"/>
      <text:p text:style-name="P22"/>
      <text:p text:style-name="P22">D<text:span text:style-name="T19">ijous</text:span><text:tab/><text:tab/><text:tab/><text:span text:style-name="T27">09</text:span>/<text:span text:style-name="T15">11</text:span>/23</text:p>
      <text:p text:style-name="P106">Baixem al taller. Preparem avaluació <text:a xlink:type="simple" xlink:href="https://paulinoposada.github.io/web_e/documents/practica_01.pdf">pràctica 1</text:a>.</text:p>
      <text:p text:style-name="P106"/>
      <text:p text:style-name="P23">D<text:span text:style-name="T19">ivendres</text:span><text:tab/><text:tab/><text:tab/><text:span text:style-name="T29">10</text:span>/<text:span text:style-name="T15">11</text:span>/23</text:p>
      <text:p text:style-name="P117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25">Comencem apartat 1.2 Condensador y cálculo</text:p>
      <text:p text:style-name="P107"/>
      <text:p text:style-name="P24">D<text:span text:style-name="T19">illuns</text:span><text:tab/><text:tab/><text:tab/><text:span text:style-name="T30">13</text:span>/<text:span text:style-name="T15">11</text:span>/23</text:p>
      <text:p text:style-name="P108">Baixem al taller. <text:span text:style-name="T31">A</text:span>valuació <text:span text:style-name="T30">pràcica 1 → Michael, Toni, Josep, José Mª y Samuel.</text:span></text:p>
      <text:p text:style-name="P25"/>
      <text:p text:style-name="P25">D<text:span text:style-name="T19">imarts</text:span><text:tab/><text:tab/><text:tab/><text:span text:style-name="T30">14</text:span>/<text:span text:style-name="T15">11</text:span>/23</text:p>
      <text:p text:style-name="P118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26">Comentem apartats </text:p>
      <text:p text:style-name="P126">1.2.1 La derivada y ejemplos de tensiones variables</text:p>
      <text:p text:style-name="P126">1.3 Capacitat d'un condensador</text:p>
      <text:p text:style-name="P109"/>
      <text:p text:style-name="P109"/>
      <text:p text:style-name="P25"/>
      <text:p text:style-name="P180">D<text:span text:style-name="T19">imecres</text:span><text:tab/><text:tab/><text:tab/><text:span text:style-name="T30">15</text:span>/<text:span text:style-name="T15">11</text:span>/23</text:p>
      <text:p text:style-name="P118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26">Comentem apartat </text:p>
      <text:p text:style-name="P126">1.4 Conexió sèrie/paral·lel de condensadors</text:p>
      <text:p text:style-name="P126">1.6 Exercicis</text:p>
      <text:p text:style-name="P126"/>
      <text:p text:style-name="P109"/>
      <text:p text:style-name="P26">D<text:span text:style-name="T19">ijous</text:span><text:tab/><text:tab/><text:tab/><text:tab/><text:span text:style-name="T32">16</text:span>/<text:span text:style-name="T15">11</text:span>/23</text:p>
      <text:p text:style-name="P110">Baixem al taller. <text:span text:style-name="T32">A</text:span>valuació <text:a xlink:type="simple" xlink:href="https://paulinoposada.github.io/web_e/documents/practica_01.pdf">pràctica 1</text:a>.</text:p>
      <text:p text:style-name="P128">Comencem amb <text:a xlink:type="simple" xlink:href="https://paulinoposada.github.io/web_e/documents/practica_02.pdf">pràctica 2</text:a>.</text:p>
      <text:p text:style-name="P128"/>
      <text:p text:style-name="P128"/>
      <text:p text:style-name="P27">D<text:span text:style-name="T19">ivendres</text:span><text:tab/><text:tab/><text:tab/><text:span text:style-name="T32">17</text:span>/<text:span text:style-name="T15">11</text:span>/23</text:p>
      <text:p text:style-name="P119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27">Comentem <text:span text:style-name="T33">exercici 1.4-4</text:span> </text:p>
      <text:p text:style-name="P127"/>
      <text:p text:style-name="P127"/>
      <text:p text:style-name="P28">D<text:span text:style-name="T19">illuns</text:span><text:tab/><text:tab/><text:tab/><text:span text:style-name="T34">20</text:span>/<text:span text:style-name="T15">11</text:span>/23</text:p>
      <text:p text:style-name="P111">Baixem al taller, <text:a xlink:type="simple" xlink:href="https://paulinoposada.github.io/web_e/documents/practica_02.pdf"><text:span text:style-name="T34">pràctica 2</text:span></text:a></text:p>
      <text:p text:style-name="P111"/>
      <text:p text:style-name="P28">D<text:span text:style-name="T19">imarts</text:span><text:tab/><text:tab/><text:tab/><text:span text:style-name="T34">21</text:span>/<text:span text:style-name="T15">11</text:span>/23</text:p>
      <text:p text:style-name="P120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0">Comentem apartats</text:p>
      <text:p text:style-name="P130">1.1 Imants permanents</text:p>
      <text:p text:style-name="P130">1.2 Electromagnetisme</text:p>
      <text:p text:style-name="P130">1.3 Unitats de mesura magnètica</text:p>
      <text:p text:style-name="P130">1.4 Permeabilitat i sturació</text:p>
      <text:p text:style-name="P130">1.5 Inducció electromegnètica</text:p>
      <text:p text:style-name="P130">1.6 Inducció mutua</text:p>
      <text:p text:style-name="P130"/>
      <text:p text:style-name="P29">D<text:span text:style-name="T19">imecres</text:span><text:tab/><text:tab/><text:tab/><text:span text:style-name="T34">22</text:span>/<text:span text:style-name="T15">11</text:span>/23</text:p>
      <text:p text:style-name="P121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1">Comentem apartat <text:span text:style-name="T35">1.7 Inductors</text:span></text:p>
      <text:p text:style-name="P131"/>
      <text:p text:style-name="P131"/>
      <text:p text:style-name="P29">D<text:span text:style-name="T19">ijous</text:span><text:tab/><text:tab/><text:tab/><text:tab/><text:span text:style-name="T35">23</text:span>/<text:span text:style-name="T15">11</text:span>/23</text:p>
      <text:p text:style-name="P112">Baixem al taller. <text:span text:style-name="T32">Cotinuem amb </text:span><text:a xlink:type="simple" xlink:href="https://paulinoposada.github.io/web_e/documents/practica_02.pdf"><text:span text:style-name="T32">pràctica 2</text:span></text:a><text:span text:style-name="T32">.</text:span></text:p>
      <text:p text:style-name="P139">Comencem pràctica 3.</text:p>
      <text:p text:style-name="P129"/>
      <text:p text:style-name="P30">D<text:span text:style-name="T19">ivendres</text:span><text:tab/><text:tab/><text:tab/><text:span text:style-name="T35">24</text:span>/<text:span text:style-name="T15">11</text:span>/23</text:p>
      <text:p text:style-name="P122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40">Comentem apartat 1.7 Induct<text:span text:style-name="T36">ors.</text:span></text:p>
      <text:p text:style-name="P141">Comentem apartat 1.<text:span text:style-name="T36">8 Càlcul d'inductors.</text:span></text:p>
      <text:p text:style-name="P142">Comencem amb 1.9 Factors que influeixen en l'inductància. </text:p>
      <text:p text:style-name="P140"/>
      <text:p text:style-name="P31">D<text:span text:style-name="T19">illuns</text:span><text:tab/><text:tab/><text:tab/><text:span text:style-name="T34">27</text:span>/<text:span text:style-name="T15">11</text:span>/23</text:p>
      <text:p text:style-name="P113">Baixem al taller,<text:span text:style-name="T38">continuem</text:span> <text:a xlink:type="simple" xlink:href="https://paulinoposada.github.io/web_e/documents/practica_03_e.pdf"><text:span text:style-name="T37">pràctica 3</text:span></text:a><text:span text:style-name="T37">.</text:span></text:p>
      <text:p text:style-name="P113"/>
      <text:p text:style-name="P32"/>
      <text:p text:style-name="P181">D<text:span text:style-name="T19">imarts</text:span><text:tab/><text:tab/><text:tab/><text:span text:style-name="T34">21</text:span>/<text:span text:style-name="T15">11</text:span>/23</text:p>
      <text:p text:style-name="P123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2">Comentem <text:span text:style-name="T39">exercicis 1.12-1 a 7.</text:span></text:p>
      <text:p text:style-name="P132"/>
      <text:p text:style-name="P33"/>
      <text:p text:style-name="P33">D<text:span text:style-name="T19">imecres</text:span><text:tab/><text:tab/><text:tab/><text:span text:style-name="T34">29</text:span>/<text:span text:style-name="T15">11</text:span>/23</text:p>
      <text:p text:style-name="P124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3">Comentem <text:span text:style-name="T40">exercicis 1.12-8 a 13.</text:span></text:p>
      <text:p text:style-name="P133"/>
      <text:p text:style-name="P133"/>
      <text:p text:style-name="P58">01, 04 i 05/12/23</text:p>
      <text:p text:style-name="P176">Període d'exàmens.</text:p>
      <text:p text:style-name="P34"/>
      <text:p text:style-name="P34"/>
      <text:p text:style-name="P34">D<text:span text:style-name="T19">illuns</text:span><text:tab/><text:tab/><text:tab/><text:span text:style-name="T41">11</text:span>/<text:span text:style-name="T15">12</text:span>/23</text:p>
      <text:p text:style-name="P114">Baixem al taller,<text:span text:style-name="T38">continuem</text:span> <text:a xlink:type="simple" xlink:href="https://paulinoposada.github.io/web_e/documents/practica_03_e.pdf"><text:span text:style-name="T37">pràctica 3</text:span></text:a><text:span text:style-name="T37">.</text:span></text:p>
      <text:p text:style-name="P114"/>
      <text:p text:style-name="P35"/>
      <text:p text:style-name="P35">D<text:span text:style-name="T19">imarts</text:span><text:tab/><text:tab/><text:tab/><text:span text:style-name="T42">12</text:span>/<text:span text:style-name="T15">12</text:span>/23</text:p>
      <text:p text:style-name="P134">C<text:span text:style-name="T42">orregim l'examen del 04/12/23.</text:span></text:p>
      <text:p text:style-name="P143">Comentem els exercicis 1.4-1 a 4 de la <text:a xlink:type="simple" xlink:href="https://paulinoposada.github.io/web_e/documents/apunts/unitat_4_analisis_redes/e_apunts_ud_4_gs.pdf">unitat 4</text:a>.</text:p>
      <text:p text:style-name="P134"/>
      <text:p text:style-name="P37">D<text:span text:style-name="T19">imarts</text:span><text:tab/><text:tab/><text:tab/><text:span text:style-name="T42">12</text:span>/<text:span text:style-name="T15">12</text:span>/23</text:p>
      <text:p text:style-name="P135">C<text:span text:style-name="T42">orregim l'examen del 04/12/23.</text:span></text:p>
      <text:p text:style-name="P145"/>
      <text:p text:style-name="P134"/>
      <text:p text:style-name="P36">D<text:span text:style-name="T19">imecres</text:span><text:tab/><text:tab/><text:tab/><text:span text:style-name="T42">13</text:span>/<text:span text:style-name="T15">12</text:span>/23<text:span text:style-name="T6">.</text:span></text:p>
      <text:p text:style-name="P144">Comentem <text:span text:style-name="T43">l'annex de </text:span><text:a xlink:type="simple" xlink:href="https://paulinoposada.github.io/web_e/documents/apunts/unitat_6_magnetisme/e_apunts_ud_6_gs.pdf"><text:span text:style-name="T43">Unitat 6</text:span></text:a><text:span text:style-name="T43"> – magnetisme.</text:span></text:p>
      <text:p text:style-name="P146">Comence<text:span text:style-name="T45">m</text:span> amb la <text:a xlink:type="simple" xlink:href="https://paulinoposada.github.io/web_e/documents/apunts/unitat_7_ca/e_apunts_ud_7_gs.pdf">Unitat 7- ca</text:a>.</text:p>
      <text:p text:style-name="P146"><text:span text:style-name="T44">Comentem apartat 1 Teoría básica.</text:span> </text:p>
      <text:p text:style-name="P136"/>
      <text:p text:style-name="P136"/>
      <text:p text:style-name="P37">D<text:span text:style-name="T19">ijous</text:span><text:tab/><text:tab/><text:tab/><text:tab/><text:span text:style-name="T42">14</text:span>/<text:span text:style-name="T15">12</text:span>/23<text:span text:style-name="T6">.</text:span></text:p>
      <text:p text:style-name="P147"><text:a xlink:type="simple" xlink:href="https://paulinoposada.github.io/web_e/documents/apunts/unitat_7_ca/e_apunts_ud_7_gs.pdf">Unitat 7- ca</text:a>.</text:p>
      <text:p text:style-name="P154">Repassem teoria pont Wheatstone</text:p>
      <text:p text:style-name="P147"><text:span text:style-name="T44">Comentem apartat 2 Formes d'ona en CA.</text:span> </text:p>
      <text:p text:style-name="P135"/>
      <text:p text:style-name="P135"/>
      <text:p text:style-name="P38">D<text:span text:style-name="T19">ivendres</text:span><text:tab/><text:tab/><text:tab/><text:span text:style-name="T42">15</text:span>/<text:span text:style-name="T15">12</text:span>/23<text:span text:style-name="T6">.</text:span></text:p>
      <text:p text:style-name="P148"><text:a xlink:type="simple" xlink:href="https://paulinoposada.github.io/web_e/documents/apunts/unitat_7_ca/e_apunts_ud_7_gs.pdf">Unitat 7- ca</text:a>.</text:p>
      <text:p text:style-name="P155">Repassem teoria <text:span text:style-name="T46">i exercicis</text:span> <text:span text:style-name="T46">leyes Kirchhoff.</text:span></text:p>
      <text:p text:style-name="P148"/>
      <text:p text:style-name="P40">D<text:span text:style-name="T19">illuns</text:span><text:tab/><text:tab/><text:tab/><text:span text:style-name="T48">18</text:span>/<text:span text:style-name="T15">12</text:span>/23<text:span text:style-name="T6">.</text:span></text:p>
      <text:p text:style-name="P157">Comentem apartat 3 Medició en CA.</text:p>
      <text:p text:style-name="P149"/>
      <text:p text:style-name="P40">D<text:span text:style-name="T19">imarts</text:span><text:tab/><text:tab/><text:tab/><text:span text:style-name="T48">19</text:span>/<text:span text:style-name="T15">12</text:span>/23<text:span text:style-name="T6">.</text:span></text:p>
      <text:p text:style-name="P157">Comentem apartat 4 Càlculs simples en CA.</text:p>
      <text:p text:style-name="P39"/>
      <text:p text:style-name="P40">D<text:span text:style-name="T19">imecres</text:span><text:tab/><text:tab/><text:tab/><text:span text:style-name="T48">20</text:span>/<text:span text:style-name="T15">12</text:span>/23<text:span text:style-name="T6">.</text:span></text:p>
      <text:p text:style-name="P157">Comentem apartat 5 Fase en CA.</text:p>
      <text:p text:style-name="P39"/>
      <text:p text:style-name="P182">D<text:span text:style-name="T19">ijous</text:span><text:tab/><text:tab/><text:tab/><text:tab/><text:span text:style-name="T47">21</text:span>/<text:span text:style-name="T15">12</text:span>/23<text:span text:style-name="T6">.</text:span></text:p>
      <text:p text:style-name="P156"><text:a xlink:type="simple" xlink:href="https://paulinoposada.github.io/web_e/documents/examens/231221_ome_map33b_examen.pdf">Examen</text:a> recuperació</text:p>
      <text:p text:style-name="P150"/>
      <text:p text:style-name="P150"/>
      <text:p text:style-name="P42">************************************ <text:s text:c="2"/><text:span text:style-name="T51">2024 <text:s text:c="2"/></text:span>************************************</text:p>
      <text:p text:style-name="P42"/>
      <text:p text:style-name="P42"/>
      <text:p text:style-name="P41">D<text:span text:style-name="T19">illuns</text:span><text:tab/><text:tab/><text:tab/><text:span text:style-name="T49">08</text:span>/<text:span text:style-name="T49">01</text:span>/2<text:span text:style-name="T49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19">imarts</text:span><text:tab/><text:tab/><text:tab/><text:span text:style-name="T52">09</text:span>/<text:span text:style-name="T15">12</text:span>/23<text:span text:style-name="T6">.</text:span></text:p>
      <text:p text:style-name="P158"><text:span text:style-name="T50">Repàs</text:span> CA.</text:p>
      <text:p text:style-name="P160">Comentem exercici 5.1 de la <text:a xlink:type="simple" xlink:href="https://paulinoposada.github.io/web_e/documents/apunts/unitat_7_ca/e_apunts_ud_7_gs.pdf"><text:span text:style-name="T43">Unitat 7- ca</text:span></text:a><text:span text:style-name="T43">.</text:span></text:p>
      <text:p text:style-name="P160">Comencem amb la <text:a xlink:type="simple" xlink:href="https://paulinoposada.github.io/web_e/documents/apunts/unitat_8_nombres_complexos/e_apunts_ud_8_gs.pdf">Unitat 8 – nombres complexos</text:a>. </text:p>
      <text:p text:style-name="P158"/>
      <text:p text:style-name="P43">D<text:span text:style-name="T19">imecres</text:span><text:tab/><text:tab/><text:tab/><text:span text:style-name="T48">10</text:span>/<text:span text:style-name="T15">12</text:span>/23<text:span text:style-name="T6">.</text:span></text:p>
      <text:p text:style-name="P161"><text:a xlink:type="simple" xlink:href="https://paulinoposada.github.io/web_e/documents/apunts/unitat_8_nombres_complexos/e_apunts_ud_8_gs.pdf">Unitat 8 – nombres complexos</text:a>. </text:p>
      <text:p text:style-name="P166">Comentem apartats 1 a 4 (adicció de vectors avançada).</text:p>
      <text:p text:style-name="P167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59"/>
      <text:p text:style-name="P44">D<text:span text:style-name="T19">ijous</text:span><text:tab/><text:tab/><text:tab/><text:tab/><text:span text:style-name="T42">11</text:span>/<text:span text:style-name="T53">01</text:span>/2<text:span text:style-name="T53">4</text:span><text:span text:style-name="T6">.</text:span></text:p>
      <text:p text:style-name="P151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168">Inici pràctica 3 - Protecció d'un motor trifàsic mitjançant fusible i relé tèrmic (veure pàg. 318).</text:p>
      <text:p text:style-name="P137"/>
      <text:p text:style-name="P45">D<text:span text:style-name="T19">ivendres</text:span><text:tab/><text:tab/><text:tab/><text:span text:style-name="T42">12</text:span>/<text:span text:style-name="T53">01</text:span>/2<text:span text:style-name="T53">4</text:span><text:span text:style-name="T6">.</text:span></text:p>
      <text:p text:style-name="P171">Comentem l'exercici 12-7 <text:span text:style-name="T54">(conversió de vectors en format polar </text:span>a <text:span text:style-name="T54">rectangular) de la </text:span><text:a xlink:type="simple" xlink:href="https://paulinoposada.github.io/web_e/documents/apunts/unitat_9_reactancia%20_impedancia/e_apunts_ud_9_gs.pdf"><text:span text:style-name="T54">Unitat 9</text:span></text:a><text:span text:style-name="T54">.</text:span></text:p>
      <text:p text:style-name="P171">Comentem suma de vectors en format rectangular.</text:p>
      <text:p text:style-name="P171"/>
      <text:p text:style-name="P46">D<text:span text:style-name="T19">imarts</text:span><text:tab/><text:tab/><text:tab/><text:span text:style-name="T42">16</text:span>/<text:span text:style-name="T53">01</text:span>/2<text:span text:style-name="T53">4</text:span><text:span text:style-name="T6">.</text:span></text:p>
      <text:p text:style-name="P162"><text:a xlink:type="simple" xlink:href="https://paulinoposada.github.io/web_e/documents/apunts/unitat_8_nombres_complexos/e_apunts_ud_8_gs.pdf">Unitat 8 – nombres complexos</text:a>.</text:p>
      <text:p text:style-name="P59"><text:span text:style-name="T6">C</text:span><text:span text:style-name="T2">omentem apartats 5 a 8</text:span></text:p>
      <text:p text:style-name="P172"/>
      <text:p text:style-name="P47">D<text:span text:style-name="T19">imecres</text:span><text:tab/><text:tab/><text:tab/><text:span text:style-name="T42">17</text:span>/<text:span text:style-name="T53">01</text:span>/2<text:span text:style-name="T53">4</text:span><text:span text:style-name="T6">.</text:span></text:p>
      <text:p text:style-name="P163"><text:a xlink:type="simple" xlink:href="https://paulinoposada.github.io/web_e/documents/apunts/unitat_9_reactancia%20_impedancia/e_apunts_ud_9_gs.pdf"><text:span text:style-name="T55">Unitat 9 - reactancia</text:span></text:a></text:p>
      <text:p text:style-name="P60"><text:span text:style-name="T6">C</text:span><text:span text:style-name="T2">omentem apartat </text:span><text:span text:style-name="T9">1 Resistències en circuits de CA i comencem a comentar apartat 2 Inductors en circuits de CA.</text:span></text:p>
      <text:p text:style-name="P173"/>
      <text:p text:style-name="P48">D<text:span text:style-name="T19">ijous</text:span><text:tab/><text:tab/><text:tab/><text:tab/><text:span text:style-name="T42">18</text:span>/<text:span text:style-name="T53">01</text:span>/2<text:span text:style-name="T53">4</text:span><text:span text:style-name="T6">.</text:span></text:p>
      <text:p text:style-name="P152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169"><text:span text:style-name="T56">Continuem amb</text:span> pràctica 3 - Protecció d'un motor trifàsic mitjançant fusible i relé tèrmic (veure pàg. 318).</text:p>
      <text:p text:style-name="P138"/>
      <text:p text:style-name="P49">D<text:span text:style-name="T19">ivendres</text:span><text:tab/><text:tab/><text:tab/><text:span text:style-name="T42">19</text:span>/<text:span text:style-name="T53">01</text:span>/2<text:span text:style-name="T53">4</text:span><text:span text:style-name="T6">.</text:span></text:p>
      <text:p text:style-name="P164"><text:a xlink:type="simple" xlink:href="https://paulinoposada.github.io/web_e/documents/apunts/unitat_9_reactancia%20_impedancia/e_apunts_ud_9_gs.pdf"><text:span text:style-name="T55">Unitat 9 - reactancia</text:span></text:a></text:p>
      <text:p text:style-name="P61"><text:span text:style-name="T6">C</text:span><text:span text:style-name="T2">omentem</text:span><text:span text:style-name="T9"> apartat 2 Inductors en circuits de CA.</text:span></text:p>
      <text:p text:style-name="P63"><text:span text:style-name="T9">C</text:span><text:span text:style-name="T2">omencem a comentar apartat 3 Circuit sèrie resistència – inductor</text:span></text:p>
      <text:p text:style-name="P63"/>
      <text:p text:style-name="P50">D<text:span text:style-name="T19">imarts</text:span><text:tab/><text:tab/><text:tab/><text:span text:style-name="T57">23</text:span>/<text:span text:style-name="T53">01</text:span>/2<text:span text:style-name="T53">4</text:span><text:span text:style-name="T6">.</text:span></text:p>
      <text:p text:style-name="P165"><text:a xlink:type="simple" xlink:href="https://paulinoposada.github.io/web_e/documents/apunts/unitat_9_reactancia%20_impedancia/e_apunts_ud_9_gs.pdf"><text:span text:style-name="T55">Unitat 9 - reactancia</text:span></text:a></text:p>
      <text:p text:style-name="P62"><text:span text:style-name="T9">C</text:span><text:span text:style-name="T10">o</text:span><text:span text:style-name="T11">ntinuem amb</text:span><text:span text:style-name="T10"> apartat 3 Circuit sèrie resistència – inductor</text:span></text:p>
      <text:p text:style-name="P64"/>
      <text:p text:style-name="P183">D<text:span text:style-name="T19">imecres</text:span><text:tab/><text:tab/><text:tab/><text:span text:style-name="T57">24</text:span>/<text:span text:style-name="T53">01</text:span>/2<text:span text:style-name="T53">4</text:span><text:span text:style-name="T6">.</text:span></text:p>
      <text:p text:style-name="P65"><text:a xlink:type="simple" xlink:href="https://paulinoposada.github.io/web_e/documents/examens/240124_ome_map33b_examen.pdf"><text:span text:style-name="T9">E</text:span></text:a><text:a xlink:type="simple" xlink:href="https://paulinoposada.github.io/web_e/documents/examens/240124_ome_map33b_examen.pdf"><text:span text:style-name="T2">xamen</text:span></text:a></text:p>
      <text:p text:style-name="P51"/>
      <text:p text:style-name="P51">D<text:span text:style-name="T19">ijous</text:span><text:tab/><text:tab/><text:tab/><text:tab/><text:span text:style-name="T57">25</text:span>/<text:span text:style-name="T53">01</text:span>/2<text:span text:style-name="T53">4</text:span><text:span text:style-name="T6">.</text:span></text:p>
      <text:p text:style-name="P153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170"><text:span text:style-name="T13">Continuem amb</text:span><text:span text:style-name="T12"> pràctica 3 - Protecció d'un motor trifàsic mitjançant fusible i relé tèrmic (veure pàg. 318).</text:span></text:p>
      <text:p text:style-name="P174"/>
      <text:p text:style-name="P51">D<text:span text:style-name="T19">ivendres</text:span><text:tab/><text:tab/><text:tab/><text:span text:style-name="T57">26</text:span>/<text:span text:style-name="T53">01</text:span>/2<text:span text:style-name="T53">4</text:span><text:span text:style-name="T6">.</text:span></text:p>
      <text:p text:style-name="P184">Correcció examen del 24/01/24.</text:p>
      <text:p text:style-name="P185"/>
      <text:p text:style-name="P190">D<text:span text:style-name="T19">imarts</text:span><text:tab/><text:tab/><text:tab/><text:span text:style-name="T58">30</text:span>/<text:span text:style-name="T53">01</text:span>/2<text:span text:style-name="T53">4</text:span><text:span text:style-name="T6">.</text:span></text:p>
      <text:p text:style-name="P188"><text:a xlink:type="simple" xlink:href="https://paulinoposada.github.io/web_e/documents/apunts/unitat_9_reactancia%20_impedancia/e_apunts_ud_9_gs.pdf"><text:span text:style-name="T55">Unitat 9 - reactancia</text:span></text:a></text:p>
      <text:p text:style-name="P187">Comentem apartats </text:p>
      <text:p text:style-name="P187">4 Circuitos paralelo resistencia-inductor</text:p>
      <text:p text:style-name="P187">5 Codensadores en circuitos de CA</text:p>
      <text:p text:style-name="P187">6 Circuitos serie resistencia-condensador</text:p>
      <text:p text:style-name="P186"/>
      <text:p text:style-name="P191">D<text:span text:style-name="T19">imecres</text:span><text:tab/><text:tab/><text:tab/><text:span text:style-name="T58">31</text:span>/<text:span text:style-name="T53">01</text:span>/2<text:span text:style-name="T53">4</text:span><text:span text:style-name="T6">.</text:span></text:p>
      <text:p text:style-name="P189"><text:span text:style-name="T59">Baja.</text:span></text:p>
      <text:p text:style-name="P189"/>
      <text:p text:style-name="P191">D<text:span text:style-name="T19">ijous</text:span><text:tab/><text:tab/><text:tab/><text:tab/><text:span text:style-name="T59">01</text:span>/<text:span text:style-name="T53">02</text:span>/2<text:span text:style-name="T53">4</text:span><text:span text:style-name="T6">.</text:span></text:p>
      <text:p text:style-name="P189"><text:span text:style-name="T59">Baja.</text:span></text:p>
      <text:p text:style-name="P189"/>
      <text:p text:style-name="P189"/>
      <text:p text:style-name="P1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01T10:53:48.908870506</dc:date>
    <meta:editing-duration>PT1H35M35S</meta:editing-duration>
    <meta:editing-cycles>70</meta:editing-cycles>
    <meta:document-statistic meta:table-count="0" meta:image-count="0" meta:object-count="0" meta:page-count="8" meta:paragraph-count="240" meta:word-count="1076" meta:character-count="7348" meta:non-whitespace-character-count="6373"/>
  </office:meta>
</office:document-meta>
</file>